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!Vad heter snögubben i filmen Frost?</text:p>
      <text:p text:style-name="P1">1. Björn</text:p>
      <text:p text:style-name="P1">x. Olof ---</text:p>
      <text:p text:style-name="P1">2. Hans</text:p>
      <text:p text:style-name="P1"/>
      <text:p text:style-name="P1">!I spelet Angry Birds skjuter man iväg fåglar för att träffa... vad?</text:p>
      <text:p text:style-name="P1">1. Får</text:p>
      <text:p text:style-name="P1">x. Hästar</text:p>
      <text:p text:style-name="P1">2. Grisar ---</text:p>
      <text:p text:style-name="P1"/>
      <text:p text:style-name="P1">!Vilket djur kan man inte se i Sverige?</text:p>
      <text:p text:style-name="P1">1. Älg</text:p>
      <text:p text:style-name="P1">x. Räv</text:p>
      <text:p text:style-name="P1">2. Skunk ---</text:p>
      <text:p text:style-name="P1"/>
      <text:p text:style-name="P1">!Vad heter den äventyrssökande 16-åriga Disneytjej som ger sig ut på havet för att finna halvguden Maui?</text:p>
      <text:p text:style-name="P1">1. Jasmin</text:p>
      <text:p text:style-name="P1">x. Vaiana ---</text:p>
      <text:p text:style-name="P1">2. Lilo</text:p>
      <text:p text:style-name="P1"/>
      <text:p text:style-name="P1">!Vad heter appen där foton som skickas och delas bara får ses en kort stund?</text:p>
      <text:p text:style-name="P1">1. Whatsapp</text:p>
      <text:p text:style-name="P1">x. Snapchat ---</text:p>
      <text:p text:style-name="P1">2. Instagram</text:p>
      <text:p text:style-name="P1"/>
      <text:p text:style-name="P1">!Vilken färg är taxin i New York?</text:p>
      <text:p text:style-name="P1">1.Blå</text:p>
      <text:p text:style-name="P1">x.Gul ---</text:p>
      <text:p text:style-name="P1">2.Svart</text:p>
      <text:p text:style-name="P1"/>
      <text:p text:style-name="P1">!Vilken typ av hus föddes Jesus i?</text:p>
      <text:p text:style-name="P1">1. Skyskrapa</text:p>
      <text:p text:style-name="P1">x. Stall ---</text:p>
      <text:p text:style-name="P1">2. Tält</text:p>
      <text:p text:style-name="P1"/>
      <text:p text:style-name="P1">!Varför firar vi jul?</text:p>
      <text:p text:style-name="P1">1. För att få julklappar</text:p>
      <text:p text:style-name="P1">x. Vi firar Jesu död </text:p>
      <text:p text:style-name="P1">2. Vi firar Jesu födelse ---</text:p>
      <text:p text:style-name="P1"/>
      <text:p text:style-name="P1">!På julafton kl 15 börjar ett mycket populärt tv-program, vilket?</text:p>
      <text:p text:style-name="P1">1. Bingo-lotto</text:p>
      <text:p text:style-name="P1">x. Karl-Bertil Jonssons julafton</text:p>
      <text:p text:style-name="P1">2. Kalle Anka och hans vänner önskar God Jul ---</text:p>
      <text:p text:style-name="P1"/>
      <text:p text:style-name="P1">!Vilken typ av korv är populär på julbordet?</text:p>
      <text:p text:style-name="P1">1. Prinskorv ---</text:p>
      <text:p text:style-name="P1">x. Falukorv</text:p>
      <text:p text:style-name="P1">2. Varmkorv</text:p>
      <text:p text:style-name="P1"/>
      <text:p text:style-name="P1">!Vad är "Rudolf med röda mulen" för djur?</text:p>
      <text:p text:style-name="P1">1. Gris</text:p>
      <text:p text:style-name="P1">x. Ren ---</text:p>
      <text:p text:style-name="P1">2. Älg</text:p>
      <text:p text:style-name="P1"/>
      <text:p text:style-name="P1">!Vad heter God Jul på engelska?</text:p>
      <text:p text:style-name="P1">1. Merry Christmas ---</text:p>
      <text:p text:style-name="P1">x. Merry Sandwish</text:p>
      <text:p text:style-name="P1">2. Merry Crazy</text:p>
      <text:p text:style-name="P1"/>
      <text:p text:style-name="P1">!Vad hette julkalendern 2017?</text:p>
      <text:p text:style-name="P1">1. Selmas saga</text:p>
      <text:p text:style-name="P1">x. Storm på Lugna gatan</text:p>
      <text:p text:style-name="P1">2. Jakten på tidskristallen ---</text:p>
      <text:p text:style-name="P1"/>
      <text:p text:style-name="P1">!Vad heter det sketchprogrammet med Daniel Norberg som sänds(2018) efter Idol på Tv4?</text:p>
      <text:p text:style-name="P1">1. Mumbo Jumbo ---</text:p>
      <text:p text:style-name="P1">x. Jumbo Mumbo</text:p>
      <text:p text:style-name="P1">2. Choki mukki</text:p>
      <text:p text:style-name="P1"/>
      <text:p text:style-name="P1">!Vilket tv-program går varje dag på morgonen?</text:p>
      <text:p text:style-name="P1">1. Morgonstudion</text:p>
      <text:p text:style-name="P1">x. Nyhetsmorgon ---</text:p>
      <text:p text:style-name="P1">2. Aktuellt</text:p>
      <text:p text:style-name="P1"/>
      <text:p text:style-name="P1">!Boken Handbok för superhjältar handlar om tjejen Lisa som blir mobbad för vad?</text:p>
      <text:p text:style-name="P1">1. Stora öron ---</text:p>
      <text:p text:style-name="P1">x. Lång hals</text:p>
      <text:p text:style-name="P1">2. Sladdrig tunga</text:p>
      <text:p text:style-name="P1"/>
      <text:p text:style-name="P1">!Vad heter Youtube-kanalen som har massor av följare och består av Emil, Viktor och Joel?</text:p>
      <text:p text:style-name="P1">1. DunderHumor</text:p>
      <text:p text:style-name="P1">x. IJustWantToBeCool ---</text:p>
      <text:p text:style-name="P1">2. DualDGaming</text:p>
      <text:p text:style-name="P1"/>
      <text:p text:style-name="P1">!Vad heter Nalle Puhs åsnevän?</text:p>
      <text:p text:style-name="P1">1. I-or ---</text:p>
      <text:p text:style-name="P1">x. Nasse</text:p>
      <text:p text:style-name="P1">2. Tiger</text:p>
      <text:p text:style-name="P1"/>
      <text:p text:style-name="P1">!Vad heter Kalle Ankas flickvän?</text:p>
      <text:p text:style-name="P1">1. Kajsa Anka ---</text:p>
      <text:p text:style-name="P1">x. Mimmi Pigg</text:p>
      <text:p text:style-name="P1">2. Doris Anka</text:p>
      <text:p text:style-name="P1"/>
      <text:p text:style-name="P1">!Vad heter Peter Pans fiende som är pirat?</text:p>
      <text:p text:style-name="P1">1. Kapten Haddock </text:p>
      <text:p text:style-name="P1">x. Kapten Krok ---</text:p>
      <text:p text:style-name="P1">2. Kapten Snok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</office:meta>
</office:document-meta>
</file>